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157f8d" officeooo:paragraph-rsid="00157f8d"/>
    </style:style>
    <style:style style:name="P2" style:family="paragraph" style:parent-style-name="Text_20_body">
      <style:text-properties officeooo:rsid="00179d68" officeooo:paragraph-rsid="00179d68"/>
    </style:style>
    <style:style style:name="P3" style:family="paragraph" style:parent-style-name="Text_20_body">
      <style:text-properties officeooo:rsid="00199164" officeooo:paragraph-rsid="00199164"/>
    </style:style>
    <style:style style:name="P4" style:family="paragraph" style:parent-style-name="Text_20_body">
      <style:text-properties officeooo:rsid="001bb012" officeooo:paragraph-rsid="001bb012"/>
    </style:style>
    <style:style style:name="P5" style:family="paragraph" style:parent-style-name="Text_20_body">
      <style:text-properties officeooo:rsid="001bd80f" officeooo:paragraph-rsid="001bd80f"/>
    </style:style>
    <style:style style:name="P6" style:family="paragraph" style:parent-style-name="Text_20_body">
      <style:text-properties officeooo:paragraph-rsid="0021acf1"/>
    </style:style>
    <style:style style:name="P7" style:family="paragraph" style:parent-style-name="Text_20_body">
      <style:text-properties style:text-underline-style="solid" style:text-underline-width="auto" style:text-underline-color="font-color" officeooo:rsid="0027b5aa" officeooo:paragraph-rsid="0027b5aa"/>
    </style:style>
    <style:style style:name="P8" style:family="paragraph" style:parent-style-name="Text_20_body">
      <style:text-properties style:text-underline-style="solid" style:text-underline-width="auto" style:text-underline-color="font-color" officeooo:rsid="002a56ba" officeooo:paragraph-rsid="002a56ba"/>
    </style:style>
    <style:style style:name="P9" style:family="paragraph" style:parent-style-name="Text_20_body">
      <style:text-properties style:text-underline-style="solid" style:text-underline-width="auto" style:text-underline-color="font-color" officeooo:rsid="002bcbf1" officeooo:paragraph-rsid="002bcbf1"/>
    </style:style>
    <style:style style:name="P10" style:family="paragraph" style:parent-style-name="Text_20_body">
      <style:text-properties style:text-underline-style="solid" style:text-underline-width="auto" style:text-underline-color="font-color" officeooo:rsid="002e97cd" officeooo:paragraph-rsid="002e97cd"/>
    </style:style>
    <style:style style:name="P11" style:family="paragraph" style:parent-style-name="Text_20_body">
      <style:text-properties style:text-underline-style="solid" style:text-underline-width="auto" style:text-underline-color="font-color" officeooo:rsid="002fe3ad" officeooo:paragraph-rsid="002fe3ad"/>
    </style:style>
    <style:style style:name="P12" style:family="paragraph" style:parent-style-name="Text_20_body">
      <style:text-properties style:text-underline-style="solid" style:text-underline-width="auto" style:text-underline-color="font-color" officeooo:rsid="0047d485" officeooo:paragraph-rsid="004c0d22"/>
    </style:style>
    <style:style style:name="P13" style:family="paragraph" style:parent-style-name="Text_20_body">
      <style:text-properties style:text-underline-style="none" officeooo:rsid="0034ef85" officeooo:paragraph-rsid="0034ef85"/>
    </style:style>
    <style:style style:name="P14" style:family="paragraph" style:parent-style-name="Text_20_body">
      <style:text-properties style:text-underline-style="none" officeooo:rsid="0035d685" officeooo:paragraph-rsid="0035d685"/>
    </style:style>
    <style:style style:name="P15" style:family="paragraph" style:parent-style-name="Text_20_body">
      <style:text-properties style:text-underline-style="none" officeooo:rsid="003752c6" officeooo:paragraph-rsid="003752c6"/>
    </style:style>
    <style:style style:name="P16" style:family="paragraph" style:parent-style-name="Text_20_body">
      <style:text-properties style:text-underline-style="none" officeooo:rsid="004e1f70" officeooo:paragraph-rsid="004e1f70"/>
    </style:style>
    <style:style style:name="P17" style:family="paragraph" style:parent-style-name="Text_20_body">
      <style:text-properties style:text-underline-style="none" officeooo:rsid="005055e8" officeooo:paragraph-rsid="00525c51"/>
    </style:style>
    <style:style style:name="P18" style:family="paragraph" style:parent-style-name="Text_20_body">
      <style:text-properties style:text-underline-style="none" officeooo:rsid="005479df" officeooo:paragraph-rsid="005479df"/>
    </style:style>
    <style:style style:name="P19" style:family="paragraph" style:parent-style-name="Text_20_body" style:list-style-name="L2">
      <style:text-properties style:text-underline-style="none" officeooo:rsid="005479df" officeooo:paragraph-rsid="005479df"/>
    </style:style>
    <style:style style:name="P20" style:family="paragraph" style:parent-style-name="Text_20_body">
      <style:text-properties style:text-underline-style="none" officeooo:rsid="00614628" officeooo:paragraph-rsid="00614628"/>
    </style:style>
    <style:style style:name="P21" style:family="paragraph" style:parent-style-name="Text_20_body" style:list-style-name="L3">
      <style:text-properties style:text-underline-style="none" officeooo:rsid="00614628" officeooo:paragraph-rsid="00614628"/>
    </style:style>
    <style:style style:name="P22" style:family="paragraph" style:parent-style-name="Text_20_body" style:list-style-name="L3">
      <style:text-properties style:text-underline-style="none" officeooo:rsid="00614f88" officeooo:paragraph-rsid="00614f88"/>
    </style:style>
    <style:style style:name="P23" style:family="paragraph" style:parent-style-name="Text_20_body" style:list-style-name="L3">
      <style:text-properties style:text-underline-style="none" officeooo:rsid="00637c3e" officeooo:paragraph-rsid="00637c3e"/>
    </style:style>
    <style:style style:name="P24" style:family="paragraph" style:parent-style-name="Text_20_body" style:list-style-name="L3">
      <style:text-properties style:text-underline-style="none" officeooo:rsid="00663605" officeooo:paragraph-rsid="00663605"/>
    </style:style>
    <style:style style:name="P25" style:family="paragraph" style:parent-style-name="Text_20_body" style:list-style-name="L3">
      <style:text-properties style:text-underline-style="none" officeooo:rsid="00681ec3" officeooo:paragraph-rsid="00681ec3"/>
    </style:style>
    <style:style style:name="P26" style:family="paragraph" style:parent-style-name="Text_20_body" style:list-style-name="L3">
      <style:text-properties style:text-underline-style="none" officeooo:rsid="006a627e" officeooo:paragraph-rsid="006a627e"/>
    </style:style>
    <style:style style:name="P27" style:family="paragraph" style:parent-style-name="Text_20_body" style:list-style-name="L3">
      <style:text-properties style:text-underline-style="none" officeooo:rsid="006b2b24" officeooo:paragraph-rsid="006b2b24"/>
    </style:style>
    <style:style style:name="P28" style:family="paragraph" style:parent-style-name="Text_20_body" style:list-style-name="L3">
      <style:text-properties style:text-underline-style="none" officeooo:rsid="006b8ab4" officeooo:paragraph-rsid="006b8ab4"/>
    </style:style>
    <style:style style:name="P29" style:family="paragraph" style:parent-style-name="Text_20_body" style:list-style-name="L3">
      <style:text-properties style:text-underline-style="none" officeooo:rsid="006c8c03" officeooo:paragraph-rsid="006c8c03"/>
    </style:style>
    <style:style style:name="P30" style:family="paragraph" style:parent-style-name="Text_20_body" style:list-style-name="L3">
      <style:text-properties style:text-underline-style="none" officeooo:rsid="006fe2db" officeooo:paragraph-rsid="006fe2db"/>
    </style:style>
    <style:style style:name="P31" style:family="paragraph" style:parent-style-name="Text_20_body" style:list-style-name="L3">
      <style:text-properties style:text-underline-style="none" officeooo:rsid="007194bc" officeooo:paragraph-rsid="007194bc"/>
    </style:style>
    <style:style style:name="P32" style:family="paragraph" style:parent-style-name="Text_20_body" style:list-style-name="L3">
      <style:text-properties style:text-underline-style="none" officeooo:rsid="00738095" officeooo:paragraph-rsid="00738095"/>
    </style:style>
    <style:style style:name="P33" style:family="paragraph" style:parent-style-name="Text_20_body" style:list-style-name="L3">
      <style:text-properties style:text-underline-style="none" officeooo:rsid="0074632c" officeooo:paragraph-rsid="0074632c"/>
    </style:style>
    <style:style style:name="P34" style:family="paragraph" style:parent-style-name="Text_20_body" style:list-style-name="L3">
      <style:text-properties style:text-underline-style="none" officeooo:rsid="00752e82" officeooo:paragraph-rsid="00752e82"/>
    </style:style>
    <style:style style:name="P35" style:family="paragraph" style:parent-style-name="Text_20_body" style:list-style-name="L3">
      <style:text-properties style:text-underline-style="none" officeooo:rsid="00757a4c" officeooo:paragraph-rsid="00757a4c"/>
    </style:style>
    <style:style style:name="P36" style:family="paragraph" style:parent-style-name="Text_20_body">
      <style:text-properties style:text-underline-style="none" officeooo:rsid="007660d2" officeooo:paragraph-rsid="007660d2"/>
    </style:style>
    <style:style style:name="P37" style:family="paragraph" style:parent-style-name="Text_20_body">
      <style:text-properties style:text-underline-style="none" officeooo:rsid="007c52e0" officeooo:paragraph-rsid="007c52e0"/>
    </style:style>
    <style:style style:name="P38" style:family="paragraph" style:parent-style-name="Text_20_body">
      <style:text-properties style:text-underline-style="none" officeooo:rsid="007e958d" officeooo:paragraph-rsid="007e958d"/>
    </style:style>
    <style:style style:name="P39" style:family="paragraph" style:parent-style-name="Text_20_body">
      <style:text-properties officeooo:paragraph-rsid="0031fedb"/>
    </style:style>
    <style:style style:name="P40" style:family="paragraph" style:parent-style-name="Text_20_body">
      <style:text-properties officeooo:rsid="003a21e1" officeooo:paragraph-rsid="003a21e1"/>
    </style:style>
    <style:style style:name="P41" style:family="paragraph" style:parent-style-name="Text_20_body">
      <style:text-properties officeooo:rsid="003c848e" officeooo:paragraph-rsid="003c848e"/>
    </style:style>
    <style:style style:name="P42" style:family="paragraph" style:parent-style-name="Text_20_body">
      <style:text-properties officeooo:rsid="003d4cc6" officeooo:paragraph-rsid="003d4cc6"/>
    </style:style>
    <style:style style:name="P43" style:family="paragraph" style:parent-style-name="Text_20_body">
      <style:text-properties officeooo:rsid="0041bdfb" officeooo:paragraph-rsid="0041bdfb"/>
    </style:style>
    <style:style style:name="P44" style:family="paragraph" style:parent-style-name="Text_20_body">
      <style:text-properties officeooo:rsid="00525c51" officeooo:paragraph-rsid="00525c51"/>
    </style:style>
    <style:style style:name="P45" style:family="paragraph" style:parent-style-name="Text_20_body">
      <style:text-properties officeooo:paragraph-rsid="00525c51"/>
    </style:style>
    <style:style style:name="P46" style:family="paragraph" style:parent-style-name="Text_20_body">
      <style:text-properties officeooo:rsid="0081e90d" officeooo:paragraph-rsid="00863983"/>
    </style:style>
    <style:style style:name="P47" style:family="paragraph" style:parent-style-name="Title">
      <style:text-properties officeooo:rsid="00157f8d" officeooo:paragraph-rsid="00157f8d"/>
    </style:style>
    <style:style style:name="T1" style:family="text">
      <style:text-properties officeooo:rsid="001a0877"/>
    </style:style>
    <style:style style:name="T2" style:family="text">
      <style:text-properties officeooo:rsid="001d90d3"/>
    </style:style>
    <style:style style:name="T3" style:family="text">
      <style:text-properties officeooo:rsid="001e1a43"/>
    </style:style>
    <style:style style:name="T4" style:family="text">
      <style:text-properties officeooo:rsid="001e2d30"/>
    </style:style>
    <style:style style:name="T5" style:family="text">
      <style:text-properties officeooo:rsid="001eb0a5"/>
    </style:style>
    <style:style style:name="T6" style:family="text">
      <style:text-properties officeooo:rsid="0021acf1"/>
    </style:style>
    <style:style style:name="T7" style:family="text">
      <style:text-properties officeooo:rsid="0024d575"/>
    </style:style>
    <style:style style:name="T8" style:family="text">
      <style:text-properties officeooo:rsid="002da6bd"/>
    </style:style>
    <style:style style:name="T9" style:family="text">
      <style:text-properties style:text-underline-style="none"/>
    </style:style>
    <style:style style:name="T10" style:family="text">
      <style:text-properties style:text-underline-style="none" officeooo:rsid="0031fedb"/>
    </style:style>
    <style:style style:name="T11" style:family="text">
      <style:text-properties style:text-underline-style="none" officeooo:rsid="00333691"/>
    </style:style>
    <style:style style:name="T12" style:family="text">
      <style:text-properties style:text-underline-style="none" officeooo:rsid="00338fe7"/>
    </style:style>
    <style:style style:name="T13" style:family="text">
      <style:text-properties style:text-underline-style="none" officeooo:rsid="005055e8"/>
    </style:style>
    <style:style style:name="T14" style:family="text">
      <style:text-properties style:text-underline-style="none" officeooo:rsid="0051be8d"/>
    </style:style>
    <style:style style:name="T15" style:family="text">
      <style:text-properties style:text-underline-style="none" officeooo:rsid="00538c1f"/>
    </style:style>
    <style:style style:name="T16" style:family="text">
      <style:text-properties officeooo:rsid="0035bbed"/>
    </style:style>
    <style:style style:name="T17" style:family="text">
      <style:text-properties officeooo:rsid="00384b99"/>
    </style:style>
    <style:style style:name="T18" style:family="text">
      <style:text-properties officeooo:rsid="003af67c"/>
    </style:style>
    <style:style style:name="T19" style:family="text">
      <style:text-properties officeooo:rsid="003da5f9"/>
    </style:style>
    <style:style style:name="T20" style:family="text">
      <style:text-properties officeooo:rsid="003fe4e6"/>
    </style:style>
    <style:style style:name="T21" style:family="text">
      <style:text-properties officeooo:rsid="0043b68f"/>
    </style:style>
    <style:style style:name="T22" style:family="text">
      <style:text-properties officeooo:rsid="00459fca"/>
    </style:style>
    <style:style style:name="T23" style:family="text">
      <style:text-properties officeooo:rsid="004614e9"/>
    </style:style>
    <style:style style:name="T24" style:family="text">
      <style:text-properties officeooo:rsid="004f0aec"/>
    </style:style>
    <style:style style:name="T25" style:family="text">
      <style:text-properties officeooo:rsid="004f5203"/>
    </style:style>
    <style:style style:name="T26" style:family="text">
      <style:text-properties officeooo:rsid="00574250"/>
    </style:style>
    <style:style style:name="T27" style:family="text">
      <style:text-properties officeooo:rsid="005a2cf1"/>
    </style:style>
    <style:style style:name="T28" style:family="text">
      <style:text-properties officeooo:rsid="005b9567"/>
    </style:style>
    <style:style style:name="T29" style:family="text">
      <style:text-properties officeooo:rsid="005bddf9"/>
    </style:style>
    <style:style style:name="T30" style:family="text">
      <style:text-properties officeooo:rsid="005c070a"/>
    </style:style>
    <style:style style:name="T31" style:family="text">
      <style:text-properties officeooo:rsid="005c124b"/>
    </style:style>
    <style:style style:name="T32" style:family="text">
      <style:text-properties officeooo:rsid="005d5244"/>
    </style:style>
    <style:style style:name="T33" style:family="text">
      <style:text-properties officeooo:rsid="005dfe1b"/>
    </style:style>
    <style:style style:name="T34" style:family="text">
      <style:text-properties officeooo:rsid="005f500f"/>
    </style:style>
    <style:style style:name="T35" style:family="text">
      <style:text-properties officeooo:rsid="005f7e59"/>
    </style:style>
    <style:style style:name="T36" style:family="text">
      <style:text-properties officeooo:rsid="00616d3c"/>
    </style:style>
    <style:style style:name="T37" style:family="text">
      <style:text-properties officeooo:rsid="0061a83c"/>
    </style:style>
    <style:style style:name="T38" style:family="text">
      <style:text-properties officeooo:rsid="0067f9c6"/>
    </style:style>
    <style:style style:name="T39" style:family="text">
      <style:text-properties officeooo:rsid="006aa3d3"/>
    </style:style>
    <style:style style:name="T40" style:family="text">
      <style:text-properties fo:font-style="italic" style:font-style-asian="italic" style:font-style-complex="italic"/>
    </style:style>
    <style:style style:name="T41" style:family="text">
      <style:text-properties fo:font-style="normal" style:font-style-asian="normal" style:font-style-complex="normal"/>
    </style:style>
    <style:style style:name="T42" style:family="text">
      <style:text-properties fo:font-style="normal" officeooo:rsid="0072d324" style:font-style-asian="normal" style:font-style-complex="normal"/>
    </style:style>
    <style:style style:name="T43" style:family="text">
      <style:text-properties fo:font-style="normal" officeooo:rsid="00738095" style:font-style-asian="normal" style:font-style-complex="normal"/>
    </style:style>
    <style:style style:name="T44" style:family="text">
      <style:text-properties officeooo:rsid="007836a5"/>
    </style:style>
    <style:style style:name="T45" style:family="text">
      <style:text-properties officeooo:rsid="0079c2ee"/>
    </style:style>
    <style:style style:name="T46" style:family="text">
      <style:text-properties officeooo:rsid="0079fe6e"/>
    </style:style>
    <style:style style:name="T47" style:family="text">
      <style:text-properties officeooo:rsid="007ca1c1"/>
    </style:style>
    <style:style style:name="T48" style:family="text">
      <style:text-properties officeooo:rsid="007cda19"/>
    </style:style>
    <style:style style:name="T49" style:family="text">
      <style:text-properties officeooo:rsid="007f1302"/>
    </style:style>
    <style:style style:name="T50" style:family="text">
      <style:text-properties officeooo:rsid="0080b94b"/>
    </style:style>
    <style:style style:name="T51" style:family="text">
      <style:text-properties officeooo:rsid="00834915"/>
    </style:style>
    <style:style style:name="T52" style:family="text">
      <style:text-properties officeooo:rsid="0084213e"/>
    </style:style>
    <style:style style:name="T53" style:family="text">
      <style:text-properties officeooo:rsid="00845f57"/>
    </style:style>
    <style:style style:name="T54" style:family="text">
      <style:text-properties officeooo:rsid="008495e2"/>
    </style:style>
    <style:style style:name="T55" style:family="text">
      <style:text-properties officeooo:rsid="0085fd8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Concurrency</text:p>
      <text:p text:style-name="P1">Common Concurrecy Problems</text:p>
      <text:p text:style-name="P2">3<text:span text:style-name="T1">2</text:span>.1 What Types Of Bugs Exist?</text:p>
      <text:p text:style-name="P6"><text:span text:style-name="T2">It is important to understand what type of problems that actually occur in mature code bases. </text:span><text:span text:style-name="T3">A common concurrency problem is the deadlock, but it is not the only problem. </text:span><text:span text:style-name="T4">Since deadlocks constitutes a large portion of bugs in large applications (33 – 50 %), </text:span><text:span text:style-name="T5">we divide </text:span><text:span text:style-name="T7">bugs</text:span><text:span text:style-name="T5"> into </text:span><text:span text:style-name="T6">the 2 </text:span><text:span text:style-name="T5">categor</text:span><text:span text:style-name="T6">ies: </text:span><text:span text:style-name="T5">deadlock problems and non-deadlock problems. </text:span></text:p>
      <text:p text:style-name="P3">32.2 Non-Deadlock Bugs</text:p>
      <text:p text:style-name="P7">Atmocity-Violation Bugs</text:p>
      <text:p text:style-name="P39"><text:span text:style-name="T10">E.g. intervening of another thread, settings values that will result in a crash when a resuming threa</text:span><text:span text:style-name="T11">d</text:span><text:span text:style-name="T10"> access</text:span><text:span text:style-name="T11">es</text:span><text:span text:style-name="T10"> that value. </text:span><text:span text:style-name="T12">Could be that a set of operations are not protected with a lock so upon an interrupt, the thread will go to sleep and anothed thread could potentially operate before the other thread resumes. </text:span></text:p>
      <text:p text:style-name="P7">Order-Violation Bugs</text:p>
      <text:p text:style-name="P13">For example if 1 thread assumes that a variable has been initialized by another thread resulting in null pointer dereference and a crash. <text:span text:style-name="T16">Here follows a frmal definition of an order violation: “The desired order between two (groups of) memory accesses is flipped (A should always be executed before B, but the order is not enforced during execution). </text:span></text:p>
      <text:p text:style-name="P14">The fix to these bugs are generally t enforce ordering. This could be done using a condition variable. A simple and robust way to add this style of synchronization into modern code bases. </text:p>
      <text:p text:style-name="P7">Non-Deadlock Bugs: Summary</text:p>
      <text:p text:style-name="P15">The largest fraction of non-deadlock bugs are infact atomicity or order violations (97 %, <text:span text:style-name="T17">Lu et al). </text:span></text:p>
      <text:p text:style-name="P4">32.3 Deadlock Bugs</text:p>
      <text:p text:style-name="P12">Crux: How Do We Deal With Deadlock?</text:p>
      <text:p text:style-name="P40"><text:span text:style-name="T18">Deadlocks a</text:span>rise in many cncurret systems with complex locking protocols. </text:p>
      <text:p text:style-name="P41">Simple example of a deadlock: </text:p>
      <text:p text:style-name="P41">T1: pthread_mutex_lock(L1);<text:tab/>pthread_mutex_lock(L2);</text:p>
      <text:p text:style-name="P42">T2: pthread_mutex_lock(L<text:span text:style-name="T20">2</text:span>); <text:tab/>pthread_mutex_lock(L<text:span text:style-name="T19">1);</text:span></text:p>
      <text:p text:style-name="P43">Here, if a context switch is issued after T1’s lock os L1, we achieve a deadlock. <text:span text:style-name="T21">So in the normal case, we may not have a deadlock (most cases), but there is a posibility. </text:span><text:span text:style-name="T22">If a deadlock occurs, applications and programs may </text:span><text:span text:style-name="T23">reset, hang or crash. </text:span></text:p>
      <text:p text:style-name="P8">Who Do Deadlock Occur?</text:p>
      <text:p text:style-name="P16">A reason for deadlock is that in large code bases, complex dependencies arise between components. <text:span text:style-name="T24">An operating system is an example of such a code base </text:span><text:span text:style-name="T25">where vritual memory may need access to </text:span><text:soft-page-break/><text:span text:style-name="T25">the file system in order to page a block from disk, file system may subsequently require a page of memory to read the block into and thus contact the virtual memry system. </text:span></text:p>
      <text:p text:style-name="P17">Conclusion: </text:p>
      <text:p text:style-name="P45"><text:span text:style-name="T13">The design of locking strategies must be carefully done to avoid deadlock in case of circular dependencies </text:span><text:span text:style-name="T14">etc. </text:span></text:p>
      <text:p text:style-name="P44"><text:span text:style-name="T14">A</text:span><text:span text:style-name="T9">nother reason is that, as software developers, we learn encapsulation is good (hiding impementaitons) </text:span><text:span text:style-name="T15">to build modular software. Such modularity does not mesh well with locking. </text:span></text:p>
      <text:p text:style-name="P9">Conditions For Dead<text:span text:style-name="T8">lock</text:span></text:p>
      <text:p text:style-name="P18">There are four conditions that must be hold in order for a deadlock to occur: </text:p>
      <text:list xml:id="list2858508389" text:style-name="L2">
        <text:list-item>
          <text:p text:style-name="P19">Mutual exclusion: <text:span text:style-name="T26">Threads claims exclusive control of resources that they require </text:span><text:span text:style-name="T30">(e.g. a thread grabbing a lock)</text:span></text:p>
        </text:list-item>
        <text:list-item>
          <text:p text:style-name="P19">Hold-and-wait: <text:span text:style-name="T27">Threads holds resoources allocated to them </text:span><text:span text:style-name="T33">(e.g. locks that they have already acquired) </text:span><text:span text:style-name="T27">while waiting for additional resources </text:span><text:span text:style-name="T31">(e.g. </text:span><text:span text:style-name="T32">l</text:span><text:span text:style-name="T31">ocks that they wish to acquire)</text:span></text:p>
        </text:list-item>
        <text:list-item>
          <text:p text:style-name="P19">No preemption: <text:span text:style-name="T28">Resources </text:span><text:span text:style-name="T34">(e.g. locks) </text:span><text:span text:style-name="T28">cannot be forcibly removed from threads that are holding them. </text:span></text:p>
        </text:list-item>
        <text:list-item>
          <text:p text:style-name="P19">Circular wait: <text:span text:style-name="T29">Threre exists a circular chain of threads such that each thread hold one of more resources </text:span><text:span text:style-name="T35">(e.g. locks) </text:span><text:span text:style-name="T29">that are being requested by the next thread in the chain. </text:span></text:p>
        </text:list-item>
      </text:list>
      <text:p text:style-name="P10">Prevention</text:p>
      <text:p text:style-name="P20">So we can categorize prevention <text:span text:style-name="T37">techniques </text:span>directly mapped to the conditions: </text:p>
      <text:list xml:id="list2401541012" text:style-name="L3">
        <text:list-item>
          <text:p text:style-name="P21">Mutual exclusion prevention: </text:p>
          <text:list>
            <text:list-item>
              <text:p text:style-name="P34">Avoid the need for mutual exclusion (reduce theamount of critical sections) </text:p>
            </text:list-item>
            <text:list-item>
              <text:p text:style-name="P35">Using powerful hardware instructions, we can build data structures in a manner that does not require explicit locking. </text:p>
            </text:list-item>
          </text:list>
        </text:list-item>
        <text:list-item>
          <text:p text:style-name="P21">Hold-and-wait prevention: </text:p>
          <text:list>
            <text:list-item>
              <text:p text:style-name="P26">hold-and-wait is avoided by requiring all locks at once, <text:span text:style-name="T39">atomically. </text:span></text:p>
            </text:list-item>
            <text:list-item>
              <text:p text:style-name="P27">Also here encapsulation works against uss</text:p>
            </text:list-item>
            <text:list-item>
              <text:p text:style-name="P28">Likely to decrease concurrency as all locks must be acquired at once and not when they are needed. </text:p>
            </text:list-item>
            <text:list-item>
              <text:p text:style-name="P29">Using a global prevention lock before any thread grabs a lock.</text:p>
            </text:list-item>
          </text:list>
        </text:list-item>
        <text:list-item>
          <text:p text:style-name="P21">No preemption prevention: </text:p>
          <text:list>
            <text:list-item>
              <text:p text:style-name="P30">Typical truble is waiting for a lock when holding another</text:p>
            </text:list-item>
            <text:list-item>
              <text:p text:style-name="P30">Routine <text:span text:style-name="T40">pthread_mutex_trylock()</text:span><text:span text:style-name="T41"> interface can be used to build a deadlock-free ordering-robust lock acquistition protocol. </text:span></text:p>
            </text:list-item>
            <text:list-item>
              <text:p text:style-name="P31"><text:soft-page-break/><text:span text:style-name="T41">However Livelock is a new problem that must be solved: 2 threads can repeatedly try to acquire a lock and repeatedly fail due to the other thread</text:span><text:span text:style-name="T42">s attempt. </text:span><text:span text:style-name="T43">Solutions include a random delay, </text:span></text:p>
            </text:list-item>
            <text:list-item>
              <text:p text:style-name="P32"><text:span text:style-name="T41">Encapsulation is problematic again due to potantial complex jump-backs to the beginning. </text:span></text:p>
            </text:list-item>
            <text:list-item>
              <text:p text:style-name="P33"><text:span text:style-name="T41">This technique does not really add preemption (the forcible action of taking a lock from a thread that owns it), but uses the trylock approach in order to let the developer to back out of a lock ownership. </text:span></text:p>
            </text:list-item>
          </text:list>
        </text:list-item>
        <text:list-item>
          <text:p text:style-name="P21">Circular wait prevention: </text:p>
          <text:list>
            <text:list-item>
              <text:p text:style-name="P22">Probably the most practical one (frequently <text:span text:style-name="T36">employed)</text:span></text:p>
            </text:list-item>
            <text:list-item>
              <text:p text:style-name="P23">Write locking code to never inlude a circular wait</text:p>
              <text:list>
                <text:list-item>
                  <text:p text:style-name="P24">Using total ordering</text:p>
                </text:list-item>
                <text:list-item>
                  <text:p text:style-name="P24">Using partial ordering <text:span text:style-name="T38">(used in memory-mapping in Linux)</text:span></text:p>
                </text:list-item>
              </text:list>
            </text:list-item>
            <text:list-item>
              <text:p text:style-name="P25">Lock ordering requires a deep understanding in the code base</text:p>
            </text:list-item>
          </text:list>
        </text:list-item>
      </text:list>
      <text:p text:style-name="P10">Deadlock Avoidance via Scheduling</text:p>
      <text:p text:style-name="P36">Avoidance requires some global knowledge of which Locks various <text:s/>threads might grab <text:span text:style-name="T44">during execution. </text:span><text:span text:style-name="T45">It is not a widely used general-purposed solution. </text:span><text:span text:style-name="T46">The avoidance by scheduling may however be useful in an embedded system where we have full knowledge of the entire set of tasks that must be run and the locks that they need. </text:span></text:p>
      <text:p text:style-name="P11">Detect and Recover</text:p>
      <text:p text:style-name="P37">A final general strategy is to let a deadlock occur and deal with the consequences. <text:span text:style-name="T47">When a deadlock has been detected, we must act. </text:span><text:span text:style-name="T48">If the frooze of an OS would be once per year, a restart is not an issue. </text:span></text:p>
      <text:p text:style-name="P38">Many database systems employ deadlock detection and recovery techniques. <text:span text:style-name="T49">A deadlock detector runs periodically, building a resource graph checking it for cycles. </text:span><text:span text:style-name="T50">System restart is the most common action. </text:span></text:p>
      <text:p text:style-name="P5">32.4 Summary</text:p>
      <text:p text:style-name="P46">The best solution in practice to develop concurrency is to be careful, develop a lock acqustition order, and thus prevent deadlock from occuring in the first place. <text:span text:style-name="T51">Wait-free approaches also are promising, since they are being used in c</text:span><text:span text:style-name="T52">ommonly-used libraries, critical systems, including Linux. </text:span><text:span text:style-name="T53">But their lack of generality will limit the overall utility of this approach. </text:span><text:span text:style-name="T54">Maybe the best solution is to develop new concurrent programming models: in systems such as MapReduce (Google). Maybe we should avoid lock if really don’t </text:span><text:span text:style-name="T55">must have them. </text:span><text:span text:style-name="T54"><tex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1T11:02:50.712545741</meta:creation-date>
    <dc:date>2020-12-21T12:51:54.685379148</dc:date>
    <meta:editing-duration>PT1H48M13S</meta:editing-duration>
    <meta:editing-cycles>107</meta:editing-cycles>
    <meta:generator>LibreOffice/6.4.6.2$Linux_X86_64 LibreOffice_project/40$Build-2</meta:generator>
    <meta:document-statistic meta:table-count="0" meta:image-count="0" meta:object-count="0" meta:page-count="3" meta:paragraph-count="59" meta:word-count="1020" meta:character-count="6258" meta:non-whitespace-character-count="5285"/>
  </office:meta>
</office:document-meta>
</file>